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calibri" svg:font-family="Ccalibri"/>
    <style:font-face style:name="Calibri1" svg:font-family="Calibri" style:font-family-generic="swiss"/>
    <style:font-face style:name="Noto Sans Devanagari1" svg:font-family="'Noto Sans Devanagari'" style:font-family-generic="swiss"/>
    <style:font-face style:name="calibri"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AcceptanceTestMatrix" style:family="table" style:master-page-name="">
      <style:table-properties style:width="15.921cm" style:page-number="auto" fo:break-before="auto" fo:break-after="auto" table:align="margins" style:shadow="none" fo:keep-with-next="auto" style:may-break-between-rows="true" style:writing-mode="lr-tb" table:border-model="collapsing"/>
    </style:style>
    <style:style style:name="AcceptanceTestMatrix.A" style:family="table-column">
      <style:table-column-properties style:column-width="3.184cm" style:rel-column-width="13107*"/>
    </style:style>
    <style:style style:name="AcceptanceTestMatrix.1" style:family="table-row">
      <style:table-row-properties fo:keep-together="auto"/>
    </style:style>
    <style:style style:name="AcceptanceTestMatrix.A1" style:family="table-cell">
      <style:table-cell-properties fo:background-color="#b2b2b2" fo:padding="0cm" fo:border="0.75pt solid #666666" style:writing-mode="page">
        <style:background-image/>
      </style:table-cell-properties>
    </style:style>
    <style:style style:name="AcceptanceTestMatrix.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AcceptanceTestMatrix.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AcceptanceTestMatrix.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AcceptanceTestMatrix.E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AcceptanceTestMatrix.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AcceptanceTestMatrix.E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38" style:family="table-row">
      <style:table-row-properties style:min-row-height="0.841cm"/>
    </style:style>
    <style:style style:name="AcceptanceTestMatrix.A38" style:family="table-cell">
      <style:table-cell-properties fo:background-color="transparent" fo:padding="0cm" fo:border="0.75pt solid #666666" style:writing-mode="page">
        <style:background-image/>
      </style:table-cell-properties>
    </style:style>
    <style:style style:name="AcceptanceTestMatrix.B38" style:family="table-cell" style:data-style-name="N20000">
      <style:table-cell-properties fo:background-color="transparent" fo:padding="0cm" fo:border-left="none" fo:border-right="0.75pt solid #666666" fo:border-top="0.75pt solid #666666" fo:border-bottom="0.75pt solid #666666" style:writing-mode="page">
        <style:background-image/>
      </style:table-cell-properties>
    </style:style>
    <style:style style:name="AcceptanceTestMatrix.E38" style:family="table-cell" style:data-style-name="N20000">
      <style:table-cell-properties fo:background-color="transparent" fo:padding="0cm" fo:border="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5e32" officeooo:paragraph-rsid="001a5e32"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be26" officeooo:paragraph-rsid="001dbe2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1867" officeooo:paragraph-rsid="001f186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1867" officeooo:paragraph-rsid="001f186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Heading_20_1" style:master-page-name="Standard">
      <style:paragraph-properties style:page-number="auto"/>
      <style:text-properties officeooo:rsid="00173d9e" officeooo:paragraph-rsid="00173d9e"/>
    </style:style>
    <style:style style:name="P8" style:family="paragraph" style:parent-style-name="Heading_20_2">
      <style:text-properties officeooo:rsid="0017f383" officeooo:paragraph-rsid="0017f383"/>
    </style:style>
    <style:style style:name="P9" style:family="paragraph" style:parent-style-name="Standard">
      <style:text-properties officeooo:rsid="00173d9e" officeooo:paragraph-rsid="00173d9e"/>
    </style:style>
    <style:style style:name="P10" style:family="paragraph" style:parent-style-name="Standard">
      <style:text-properties officeooo:rsid="00173d9e" officeooo:paragraph-rsid="0017f383"/>
    </style:style>
    <style:style style:name="P11" style:family="paragraph" style:parent-style-name="Standard">
      <style:text-properties officeooo:rsid="001f5e62" officeooo:paragraph-rsid="001f5e62"/>
    </style:style>
    <style:style style:name="T1" style:family="text">
      <style:text-properties officeooo:rsid="00204c1e"/>
    </style:style>
    <number:number-style style:name="N20000" number:language="en" number:country="GB">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sting</text:h>
      <text:h text:style-name="P8" text:outline-level="2">Unit Tests</text:h>
      <text:p text:style-name="P9">&gt; All unit test output will be displayed here on a per-module basis &lt;</text:p>
      <text:h text:style-name="P8" text:outline-level="2">Acceptance Tests</text:h>
      <text:p text:style-name="P11">Below is a table of acceptance tests. A succesful test will contain a reference to proof of the <text:span text:style-name="T1">success (if possible/applicable) in the “Action Note” field. The “Notes” field will contain any special notes. The “Action Note” field will contian notes relating to the success of the test; if a test fails it will contain what actions have been taken to make the software pass the test. Finally, the “Actioned” field will mark whether that was done. For tests that repeatedly fail, a log will be kept and placed into the Appendix of the report and referenced accordingly in the table.</text:span></text:p>
      <table:table table:name="AcceptanceTestMatrix" table:style-name="AcceptanceTestMatrix" table:template-name="Simple Grid Rows">
        <table:table-column table:style-name="AcceptanceTestMatrix.A" table:number-columns-repeated="5"/>
        <table:table-row table:style-name="AcceptanceTestMatrix.1">
          <table:table-cell table:style-name="AcceptanceTestMatrix.A1" office:value-type="string">
            <text:p text:style-name="P2">Test ID</text:p>
          </table:table-cell>
          <table:table-cell table:style-name="AcceptanceTestMatrix.B1" office:value-type="string">
            <text:p text:style-name="P3">Notes</text:p>
          </table:table-cell>
          <table:table-cell table:style-name="AcceptanceTestMatrix.B1" office:value-type="string">
            <text:p text:style-name="P3">Success</text:p>
          </table:table-cell>
          <table:table-cell table:style-name="AcceptanceTestMatrix.B1" office:value-type="string">
            <text:p text:style-name="P3">Action Note</text:p>
          </table:table-cell>
          <table:table-cell table:style-name="AcceptanceTestMatrix.A1" office:value-type="string">
            <text:p text:style-name="P3">Actioned</text:p>
          </table:table-cell>
        </table:table-row>
        <table:table-row>
          <table:table-cell table:style-name="AcceptanceTestMatrix.A2" office:value-type="string">
            <text:p text:style-name="P4">PD_1</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2</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3</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4</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5</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6</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7</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8</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9</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10</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11</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12</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13</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14</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15</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16</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17</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18</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19</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20</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ext:soft-page-break/>
        <table:table-row>
          <table:table-cell table:style-name="AcceptanceTestMatrix.A2" office:value-type="string">
            <text:p text:style-name="P4">PD_21</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22</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23</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24</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25</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26</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27</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28</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29</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30</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31</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32</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33</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table-cell table:style-name="AcceptanceTestMatrix.A3" office:value-type="string">
            <text:p text:style-name="P4">PD_34</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table-cell table:style-name="AcceptanceTestMatrix.A2" office:value-type="string">
            <text:p text:style-name="P4">PD_35</text:p>
          </table:table-cell>
          <table:table-cell table:style-name="AcceptanceTestMatrix.B2">
            <text:p text:style-name="P1"/>
          </table:table-cell>
          <table:table-cell table:style-name="AcceptanceTestMatrix.B2">
            <text:p text:style-name="P1"/>
          </table:table-cell>
          <table:table-cell table:style-name="AcceptanceTestMatrix.B2">
            <text:p text:style-name="P1"/>
          </table:table-cell>
          <table:table-cell table:style-name="AcceptanceTestMatrix.E2">
            <text:p text:style-name="P1"/>
          </table:table-cell>
        </table:table-row>
        <table:table-row table:style-name="AcceptanceTestMatrix.1">
          <table:table-cell table:style-name="AcceptanceTestMatrix.A3" office:value-type="string">
            <text:p text:style-name="P4">PD_36</text:p>
          </table:table-cell>
          <table:table-cell table:style-name="AcceptanceTestMatrix.B3">
            <text:p text:style-name="P1"/>
          </table:table-cell>
          <table:table-cell table:style-name="AcceptanceTestMatrix.B3">
            <text:p text:style-name="P1"/>
          </table:table-cell>
          <table:table-cell table:style-name="AcceptanceTestMatrix.B3">
            <text:p text:style-name="P1"/>
          </table:table-cell>
          <table:table-cell table:style-name="AcceptanceTestMatrix.E3">
            <text:p text:style-name="P1"/>
          </table:table-cell>
        </table:table-row>
        <table:table-row table:style-name="AcceptanceTestMatrix.38">
          <table:table-cell table:style-name="AcceptanceTestMatrix.A38" office:value-type="string">
            <text:p text:style-name="P6">PD_37</text:p>
          </table:table-cell>
          <table:table-cell table:style-name="AcceptanceTestMatrix.B38">
            <text:p text:style-name="P5"/>
          </table:table-cell>
          <table:table-cell table:style-name="AcceptanceTestMatrix.B38">
            <text:p text:style-name="P5"/>
          </table:table-cell>
          <table:table-cell table:style-name="AcceptanceTestMatrix.B38">
            <text:p text:style-name="P5"/>
          </table:table-cell>
          <table:table-cell table:style-name="AcceptanceTestMatrix.E38">
            <text:p text:style-name="P5"/>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calibri" svg:font-family="Ccalibri"/>
    <style:font-face style:name="Calibri1" svg:font-family="Calibri" style:font-family-generic="swiss"/>
    <style:font-face style:name="Noto Sans Devanagari1" svg:font-family="'Noto Sans Devanagari'" style:font-family-generic="swiss"/>
    <style:font-face style:name="calibri"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Bitstream Ver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meta:editing-cycles>
    <meta:creation-date>2019-02-27T13:48:42.570772128</meta:creation-date>
    <meta:editing-duration>PT20M45S</meta:editing-duration>
    <meta:generator>LibreOffice/6.2.0.3$Linux_X86_64 LibreOffice_project/20$Build-3</meta:generator>
    <dc:title>word</dc:title>
    <dc:date>2019-02-27T14:09:34.626090918</dc:date>
    <meta:document-statistic meta:table-count="1" meta:image-count="0" meta:object-count="0" meta:page-count="2" meta:paragraph-count="47" meta:word-count="164" meta:character-count="897" meta:non-whitespace-character-count="7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xlink:href="../word.ott" meta:date="2019-02-27T13:48:42.141022218"/>
  </office:meta>
</office:document-meta>
</file>